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center" style:justify-single-word="false"/>
    </style:style>
    <style:style style:name="P3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6029117" text:style-name="L1">
        <text:list-header>
          <text:p text:style-name="P2">Projet ManateeX TD</text:p>
          <text:p text:style-name="P1"/>
          <text:p text:style-name="P1"/>
        </text:list-header>
        <text:list-item>
          <text:p text:style-name="P1">un objectif avec un certain nombre de PV</text:p>
        </text:list-item>
        <text:list-item>
          <text:p text:style-name="P1">des vagues d'ennemis successives essaient de détruire l'objectif</text:p>
        </text:list-item>
        <text:list-item>
          <text:p text:style-name="P1">le joueur doit défendre l'objectif en construisant des éléments défensifs</text:p>
        </text:list-item>
        <text:list-item>
          <text:p text:style-name="P1">ces éléments peuvent-être passifs (murs, etc...) ou actifs (détruisent les ennemis)</text:p>
        </text:list-item>
        <text:list-item>
          <text:p text:style-name="P1">une vague se termine lorsqu'elle est entièrement détruite, la suivant arrive après un certain temps</text:p>
        </text:list-item>
        <text:list-item>
          <text:p text:style-name="P1">le jeu se termine lorsque l'objectif est détruit (défaite) ou que toutes les vagues on étés repoussées (victoire)</text:p>
        </text:list-item>
        <text:list-item>
          <text:p text:style-name="P1">le joueur à l'obligation de laisser un chemin d'accès à l'objectif. S'il n'y en a pas, les ennemis détruisent les éléments défensifs pour en trouver un.</text:p>
        </text:list-item>
        <text:list-item>
          <text:p text:style-name="P1">Codé en C++</text:p>
        </text:list-item>
      </text:list>
      <text:p text:style-name="Standard"/>
      <text:p text:style-name="Standard">Terminologie :</text:p>
      <text:p text:style-name="Standard"/>
      <text:list xml:id="list2046549479" text:style-name="L2">
        <text:list-item>
          <text:p text:style-name="P3">Joueur : Utilisateur du logiciel, son rôle est de construire des éléments défensifs</text:p>
        </text:list-item>
        <text:list-item>
          <text:p text:style-name="P3">Objectif : Objet du jeu que le joueur doit défendre</text:p>
        </text:list-item>
        <text:list-item>
          <text:p text:style-name="P3">PV : Points de Vie, la quantité de dégâts qu'un objet peut encaisser avant d'être détruit</text:p>
        </text:list-item>
        <text:list-item>
          <text:p text:style-name="P3">Ennemi : Objet du jeu qui cherche à atteindre et/ou détruire l'objectif. Il existe plusieurs types d'ennemis en fonctions de leurs caractéristiques propres (Vitesse de déplacement, quantité de PV, force,...)</text:p>
        </text:list-item>
        <text:list-item>
          <text:p text:style-name="P3">Tour : Élément défensif capable d'attaquer les ennemis. Peuvent-êtres de plusieurs types différents en fonctions de leurs caractéristiques propres (cadence de tir, puissance...)</text:p>
        </text:list-item>
        <text:list-item>
          <text:p text:style-name="P3">niveau : Indique le niveau d'évolution des objets. Le passage d'un niveau améliore une ou plusieurs caractéristiques d'un objet.</text:p>
        </text:list-item>
        <text:list-item>
          <text:p text:style-name="P3">Plateau : indique l'espace visuel où se déroule le jeu. Peut contenir certains éléments de déc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2T10:59:03</meta:creation-date>
    <dc:date>2011-11-16T11:02:53</dc:date>
    <meta:editing-duration>PT00H11M19S</meta:editing-duration>
    <meta:editing-cycles>4</meta:editing-cycles>
    <meta:generator>OpenOffice.org/3.2$Unix OpenOffice.org_project/320m12$Build-9483</meta:generator>
    <dc:creator>ThiuT </dc:creator>
    <meta:document-statistic meta:table-count="0" meta:image-count="0" meta:object-count="0" meta:page-count="1" meta:paragraph-count="17" meta:word-count="247" meta:character-count="1515"/>
  </office:meta>
</office:document-meta>
</file>